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accelerator/"/>
  <manifest:file-entry manifest:media-type="text/xml" manifest:full-path="Object 13/content.xml"/>
  <manifest:file-entry manifest:media-type="" manifest:full-path="Object 13/progressbar/"/>
  <manifest:file-entry manifest:media-type="" manifest:full-path="Object 13/floater/"/>
  <manifest:file-entry manifest:media-type="" manifest:full-path="Object 13/popupmenu/"/>
  <manifest:file-entry manifest:media-type="" manifest:full-path="Object 13/toolpanel/"/>
  <manifest:file-entry manifest:media-type="" manifest:full-path="Object 13/menubar/"/>
  <manifest:file-entry manifest:media-type="" manifest:full-path="Object 13/toolbar/"/>
  <manifest:file-entry manifest:media-type="" manifest:full-path="Object 13/images/Bitmaps/"/>
  <manifest:file-entry manifest:media-type="" manifest:full-path="Object 13/images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toolpanel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" manifest:full-path="Object 13/statusbar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accelerator/"/>
  <manifest:file-entry manifest:media-type="text/xml" manifest:full-path="Object 14/content.xml"/>
  <manifest:file-entry manifest:media-type="" manifest:full-path="Object 14/progressbar/"/>
  <manifest:file-entry manifest:media-type="" manifest:full-path="Object 14/floater/"/>
  <manifest:file-entry manifest:media-type="" manifest:full-path="Object 14/popupmenu/"/>
  <manifest:file-entry manifest:media-type="" manifest:full-path="Object 14/toolpanel/"/>
  <manifest:file-entry manifest:media-type="" manifest:full-path="Object 14/menubar/"/>
  <manifest:file-entry manifest:media-type="" manifest:full-path="Object 14/toolbar/"/>
  <manifest:file-entry manifest:media-type="" manifest:full-path="Object 14/images/Bitmaps/"/>
  <manifest:file-entry manifest:media-type="" manifest:full-path="Object 14/images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" manifest:full-path="Object 14/statusbar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accelerator/"/>
  <manifest:file-entry manifest:media-type="text/xml" manifest:full-path="Object 16/content.xml"/>
  <manifest:file-entry manifest:media-type="" manifest:full-path="Object 16/progressbar/"/>
  <manifest:file-entry manifest:media-type="" manifest:full-path="Object 16/floater/"/>
  <manifest:file-entry manifest:media-type="" manifest:full-path="Object 16/popupmenu/"/>
  <manifest:file-entry manifest:media-type="" manifest:full-path="Object 16/toolpanel/"/>
  <manifest:file-entry manifest:media-type="" manifest:full-path="Object 16/menubar/"/>
  <manifest:file-entry manifest:media-type="" manifest:full-path="Object 16/toolbar/"/>
  <manifest:file-entry manifest:media-type="" manifest:full-path="Object 16/images/Bitmaps/"/>
  <manifest:file-entry manifest:media-type="" manifest:full-path="Object 16/images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" manifest:full-path="Object 16/statusbar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toolpanel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toolpanel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toolpanel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toolpanel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toolpanel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4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fill="solid" draw:fill-color="#000000" draw:opacity="25%" draw:textarea-horizontal-align="justify" draw:textarea-vertical-align="middle" draw:auto-grow-height="false" draw:shadow-opacity="25%"/>
    </style:style>
    <style:style style:name="gr10" style:family="graphic" style:parent-style-name="standard">
      <style:graphic-properties draw:fill-color="#000000" draw:opacity="25%" draw:textarea-horizontal-align="center" draw:textarea-vertical-align="middle" draw:shadow-opacity="25%"/>
    </style:style>
    <style:style style:name="gr11" style:family="graphic" style:parent-style-name="standard">
      <style:graphic-properties svg:stroke-width="0.1cm" svg:stroke-color="#7da647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09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family="'Liberation Sans'" style:font-style-name="Regular" style:font-family-generic="swiss" fo:font-size="11pt" fo:font-style="italic" style:font-family-asian="'Liberation Sans'" style:font-style-name-asian="Regular" style:font-family-generic-asian="swiss" style:font-size-asian="11pt" style:font-style-asian="italic" style:font-family-complex="'Liberation Sans'" style:font-style-name-complex="Regular" style:font-family-generic-complex="swiss" style:font-size-complex="11pt" style:font-style-complex="italic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44cm" svg:height="1.544cm" svg:x="12.947cm" svg:y="8.304cm">
          <text:p/>
          <draw:enhanced-geometry draw:mirror-horizontal="false" draw:mirror-vertical="false" draw:glue-point-type="segments" draw:type="mso-spt100" draw:modifiers="0.590657214646782 -66.60506375206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0.856cm" svg:height="0.035cm" svg:x="13.64cm" svg:y="9.06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44cm" svg:height="1.544cm" svg:x="16.905cm" svg:y="8.331cm">
            <text:p/>
            <draw:enhanced-geometry draw:mirror-horizontal="true" draw:mirror-vertical="false" draw:glue-point-type="segments" draw:type="mso-spt100" draw:modifiers="0.590657214646782 -66.60506375206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388cm" svg:height="0.854cm" svg:x="17.368cm" svg:y="8.275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1" draw:layer="layout" svg:width="0.856cm" svg:height="0.035cm" svg:x="16.9cm" svg:y="9.094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  <draw:custom-shape draw:style-name="gr2" draw:text-style-name="P1" draw:layer="layout" svg:width="0.388cm" svg:height="0.854cm" svg:x="13.64cm" svg:y="8.24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93cm" svg:y1="9.586cm" svg:x2="5.861cm" svg:y2="9.586cm">
          <text:p text:style-name="P1"/>
          <text:p text:style-name="P1"/>
        </draw:line>
        <draw:line draw:style-name="gr4" draw:text-style-name="P1" draw:layer="layout" svg:x1="6.931cm" svg:y1="4.785cm" svg:x2="6.931cm" svg:y2="9.187cm">
          <text:p/>
        </draw:line>
        <draw:custom-shape draw:style-name="gr5" draw:text-style-name="P1" draw:layer="layout" svg:width="2.954cm" svg:height="1.181cm" svg:x="8.805cm" svg:y="6.77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1.28cm" svg:height="1.115cm" svg:x="4.824cm" svg:y="11.404cm">
          <draw:text-box>
            <text:p text:style-name="P1"><text:span text:style-name="T1">sl</text:span><text:span text:style-name="T2"> is identified and specified as <text:s/>follows where </text:span><text:span text:style-name="T1">ccr</text:span><text:span text:style-name="T2"> is the radius </text:span></text:p>
            <text:p text:style-name="P1"><text:span text:style-name="T2">of the circle circumscribing the base polygon</text:span></text:p>
          </draw:text-box>
        </draw:frame>
        <draw:frame draw:style-name="gr7" draw:layer="layout" svg:width="0.421cm" svg:height="0.469cm" svg:x="7.053cm" svg:y="6.73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layer="layout" svg:width="0.539cm" svg:height="0.469cm" svg:x="4.136cm" svg:y="9.69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layer="layout" svg:width="0.476cm" svg:height="0.469cm" svg:x="13.952cm" svg:y="8.56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2" draw:layer="layout" svg:width="14.057cm" svg:height="1.547cm" svg:x="3.71cm" svg:y="2.677cm">
          <draw:text-box>
            <text:p text:style-name="P1"><text:span text:style-name="T2">Having a cone with a regular polygon with </text:span><text:span text:style-name="T1">n</text:span><text:span text:style-name="T2"> edges as base, we want to create </text:span></text:p>
            <text:p text:style-name="P1"><text:span text:style-name="T2">a triangle that can be printed in </text:span><text:span text:style-name="T1">n</text:span><text:span text:style-name="T2"> copies and assembled.</text:span></text:p>
            <text:p text:style-name="P1"><text:span text:style-name="T2">We will therefore need to find </text:span><text:span text:style-name="T3">α</text:span><text:span text:style-name="T2"> and </text:span><text:span text:style-name="T1">sl.</text:span></text:p>
          </draw:text-box>
        </draw:frame>
        <draw:frame draw:style-name="gr6" draw:text-style-name="P3" draw:layer="layout" svg:width="14.802cm" svg:height="1.195cm" svg:x="2.891cm" svg:y="1.2cm">
          <draw:text-box>
            <text:p><text:span text:style-name="T4">A cone with a regular polygon as base</text:span></text:p>
          </draw:text-box>
        </draw:frame>
        <draw:custom-shape draw:style-name="gr5" draw:text-style-name="P1" draw:layer="layout" svg:width="4.88cm" svg:height="1.124cm" svg:x="1.93cm" svg:y="8.023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1" draw:layer="layout" svg:x1="4.388cm" svg:y1="4.84cm" svg:x2="1.957cm" svg:y2="8.454cm">
          <text:p/>
        </draw:line>
        <draw:line draw:style-name="gr8" draw:text-style-name="P1" draw:layer="layout" svg:x1="15.694cm" svg:y1="4.644cm" svg:x2="17.668cm" svg:y2="9.075cm">
          <text:p/>
        </draw:line>
        <draw:line draw:style-name="gr8" draw:text-style-name="P1" draw:layer="layout" svg:x1="4.389cm" svg:y1="4.84cm" svg:x2="2.904cm" svg:y2="9.099cm">
          <text:p/>
        </draw:line>
        <draw:line draw:style-name="gr8" draw:text-style-name="P1" draw:layer="layout" svg:x1="4.389cm" svg:y1="4.84cm" svg:x2="5.851cm" svg:y2="9.099cm">
          <text:p/>
        </draw:line>
        <draw:line draw:style-name="gr8" draw:text-style-name="P1" draw:layer="layout" svg:x1="4.389cm" svg:y1="4.84cm" svg:x2="6.797cm" svg:y2="8.432cm">
          <text:p/>
        </draw:line>
        <draw:line draw:style-name="gr8" draw:text-style-name="P1" draw:layer="layout" svg:x1="4.389cm" svg:y1="4.84cm" svg:x2="4.388cm" svg:y2="8.045cm">
          <text:p/>
        </draw:line>
        <draw:line draw:style-name="gr8" draw:text-style-name="P1" draw:layer="layout" svg:x1="13.713cm" svg:y1="9.075cm" svg:x2="15.687cm" svg:y2="4.644cm">
          <text:p/>
        </draw:line>
        <draw:line draw:style-name="gr8" draw:text-style-name="P1" draw:layer="layout" svg:x1="13.713cm" svg:y1="9.076cm" svg:x2="17.669cm" svg:y2="9.085cm">
          <text:p/>
        </draw:line>
        <draw:line draw:style-name="gr3" draw:text-style-name="P1" draw:layer="layout" svg:x1="13.7cm" svg:y1="9.441cm" svg:x2="17.707cm" svg:y2="9.44cm">
          <text:p text:style-name="P1"/>
          <text:p text:style-name="P1"/>
        </draw:line>
        <draw:frame draw:style-name="gr7" draw:layer="layout" svg:width="0.539cm" svg:height="0.469cm" svg:x="15.506cm" svg:y="9.5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" draw:text-style-name="P1" draw:layer="layout" svg:x1="15.394cm" svg:y1="4.551cm" svg:x2="13.451cm" svg:y2="8.992cm">
          <text:p text:style-name="P1"/>
          <text:p text:style-name="P1"/>
        </draw:line>
        <draw:frame draw:style-name="gr7" draw:layer="layout" svg:width="0.37cm" svg:height="0.469cm" svg:x="13.73cm" svg:y="6.62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3" draw:text-style-name="P1" draw:layer="layout" svg:x1="15.968cm" svg:y1="4.57cm" svg:x2="17.91cm" svg:y2="8.992cm">
          <text:p text:style-name="P1"/>
          <text:p text:style-name="P1"/>
        </draw:line>
        <draw:frame draw:style-name="gr7" draw:layer="layout" svg:width="0.37cm" svg:height="0.469cm" svg:x="17.08cm" svg:y="6.44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layer="layout" svg:width="0.476cm" svg:height="0.469cm" svg:x="16.952cm" svg:y="8.5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5" draw:text-style-name="P1" draw:layer="layout" svg:width="4.88cm" svg:height="1.124cm" svg:x="3.302cm" svg:y="16.332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8" draw:text-style-name="P1" draw:layer="layout" svg:x1="5.76cm" svg:y1="13.149cm" svg:x2="3.329cm" svg:y2="16.763cm">
          <text:p/>
        </draw:line>
        <draw:line draw:style-name="gr8" draw:text-style-name="P1" draw:layer="layout" svg:x1="5.761cm" svg:y1="13.149cm" svg:x2="7.223cm" svg:y2="17.408cm">
          <text:p/>
        </draw:line>
        <draw:line draw:style-name="gr8" draw:text-style-name="P1" draw:layer="layout" svg:x1="5.761cm" svg:y1="13.149cm" svg:x2="8.169cm" svg:y2="16.741cm">
          <text:p/>
        </draw:line>
        <draw:custom-shape draw:style-name="gr9" draw:text-style-name="P1" draw:layer="layout" svg:width="5.127cm" svg:height="1.311cm" svg:x="3.18cm" svg:y="16.2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0" draw:text-style-name="P1" draw:layer="layout" svg:width="1.509cm" svg:height="4.285cm" svg:x="4.256cm" svg:y="13.185cm" svg:viewBox="0 0 1510 4286" draw:points="0,4286 1494,3604 1510,0">
          <text:p/>
        </draw:polygon>
        <draw:custom-shape draw:style-name="gr5" draw:text-style-name="P1" draw:layer="layout" svg:width="2.054cm" svg:height="3.978cm" svg:x="12.248cm" svg:y="13.081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3" draw:text-style-name="P1" draw:layer="layout" svg:x1="12.562cm" svg:y1="12.86cm" svg:x2="14.71cm" svg:y2="16.892cm">
          <text:p text:style-name="P1"/>
          <text:p text:style-name="P1"/>
        </draw:line>
        <draw:frame draw:style-name="gr7" draw:layer="layout" svg:width="0.37cm" svg:height="0.469cm" svg:x="13.68cm" svg:y="14.44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11.951cm" svg:y1="13.082cm" svg:x2="11.946cm" svg:y2="17.069cm">
          <text:p/>
        </draw:line>
        <draw:frame draw:style-name="gr7" draw:layer="layout" svg:width="0.421cm" svg:height="0.469cm" svg:x="11.468cm" svg:y="14.7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3" draw:text-style-name="P1" draw:layer="layout" svg:x1="12.294cm" svg:y1="17.415cm" svg:x2="14.32cm" svg:y2="17.411cm">
          <text:p text:style-name="P1"/>
          <text:p text:style-name="P1"/>
        </draw:line>
        <draw:frame draw:style-name="gr7" draw:layer="layout" svg:width="0.772cm" svg:height="0.469cm" svg:x="12.989cm" svg:y="17.4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layer="layout" svg:width="1.559cm" svg:height="0.798cm" svg:x="8.501cm" svg:y="14.59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7" draw:layer="layout" svg:width="2.706cm" svg:height="1.634cm" svg:x="3.59cm" svg:y="19.09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6" draw:text-style-name="P2" draw:layer="layout" svg:width="3.787cm" svg:height="0.683cm" svg:x="8.07cm" svg:y="19.471cm">
          <draw:text-box>
            <text:p text:style-name="P1"><text:span text:style-name="T2">We now know </text:span><text:span text:style-name="T1">r</text:span><text:span text:style-name="T2"> as:</text:span></text:p>
          </draw:text-box>
        </draw:frame>
        <draw:frame draw:style-name="gr7" draw:layer="layout" svg:width="2.437cm" svg:height="0.57cm" svg:x="12.47cm" svg:y="19.407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1" draw:text-style-name="P1" draw:layer="layout" svg:width="4.551cm" svg:height="2.395cm" svg:x="3.412cm" svg:y="18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3.164cm" svg:height="1.221cm" svg:x="12.211cm" svg:y="19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293cm" svg:height="0.645cm" svg:x="9.132cm" svg:y="28.055cm">
          <draw:text-box>
            <text:p><text:span text:style-name="T5">Page </text:span><text:span text:style-name="T5"><text:page-number>&lt;number&gt;</text:page-number></text:span><text:span text:style-name="T5"> of </text:span><text:span text:style-name="T5"><text:page-count>2</text:page-count>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.544cm" svg:height="1.544cm" svg:x="3.661cm" svg:y="7.829cm">
          <text:p/>
          <draw:enhanced-geometry draw:mirror-horizontal="false" draw:mirror-vertical="false" draw:glue-point-type="segments" draw:type="mso-spt100" draw:modifiers="0.590657214646782 -66.605063752063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" draw:text-style-name="P1" draw:layer="layout" svg:width="0.856cm" svg:height="0.035cm" svg:x="4.354cm" svg:y="8.592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44cm" svg:height="1.544cm" svg:x="7.619cm" svg:y="7.856cm">
            <text:p/>
            <draw:enhanced-geometry draw:mirror-horizontal="true" draw:mirror-vertical="false" draw:glue-point-type="segments" draw:type="mso-spt100" draw:modifiers="0.590657214646782 -66.60506375206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388cm" svg:height="0.854cm" svg:x="8.082cm" svg:y="7.8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1" draw:layer="layout" svg:width="0.856cm" svg:height="0.035cm" svg:x="7.614cm" svg:y="8.61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  <draw:custom-shape draw:style-name="gr2" draw:text-style-name="P1" draw:layer="layout" svg:width="0.388cm" svg:height="0.854cm" svg:x="4.354cm" svg:y="7.773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7.599cm" svg:height="0.683cm" svg:x="6.7cm" svg:y="2.059cm">
          <draw:text-box>
            <text:p text:style-name="P1"><text:span text:style-name="T2">Knowing </text:span><text:span text:style-name="T1">r</text:span><text:span text:style-name="T2"> and </text:span><text:span text:style-name="T1">bl</text:span><text:span text:style-name="T2">, we can now define </text:span><text:span text:style-name="T3">α</text:span></text:p>
          </draw:text-box>
        </draw:frame>
        <draw:frame draw:style-name="gr7" draw:layer="layout" svg:width="0.476cm" svg:height="0.469cm" svg:x="4.666cm" svg:y="8.09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8" draw:text-style-name="P1" draw:layer="layout" svg:x1="6.408cm" svg:y1="4.169cm" svg:x2="8.382cm" svg:y2="8.6cm">
          <text:p/>
        </draw:line>
        <draw:line draw:style-name="gr8" draw:text-style-name="P1" draw:layer="layout" svg:x1="4.427cm" svg:y1="8.6cm" svg:x2="6.401cm" svg:y2="4.169cm">
          <text:p/>
        </draw:line>
        <draw:line draw:style-name="gr8" draw:text-style-name="P1" draw:layer="layout" svg:x1="4.427cm" svg:y1="8.601cm" svg:x2="8.383cm" svg:y2="8.61cm">
          <text:p/>
        </draw:line>
        <draw:line draw:style-name="gr3" draw:text-style-name="P1" draw:layer="layout" svg:x1="4.414cm" svg:y1="8.966cm" svg:x2="8.421cm" svg:y2="8.965cm">
          <text:p text:style-name="P1"/>
          <text:p text:style-name="P1"/>
        </draw:line>
        <draw:frame draw:style-name="gr7" draw:layer="layout" svg:width="0.539cm" svg:height="0.469cm" svg:x="6.22cm" svg:y="9.07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line draw:style-name="gr3" draw:text-style-name="P1" draw:layer="layout" svg:x1="6.108cm" svg:y1="4.076cm" svg:x2="4.165cm" svg:y2="8.517cm">
          <text:p text:style-name="P1"/>
          <text:p text:style-name="P1"/>
        </draw:line>
        <draw:frame draw:style-name="gr7" draw:layer="layout" svg:width="0.37cm" svg:height="0.469cm" svg:x="4.444cm" svg:y="6.15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3" draw:text-style-name="P1" draw:layer="layout" svg:x1="6.682cm" svg:y1="4.095cm" svg:x2="8.624cm" svg:y2="8.517cm">
          <text:p text:style-name="P1"/>
          <text:p text:style-name="P1"/>
        </draw:line>
        <draw:frame draw:style-name="gr7" draw:layer="layout" svg:width="0.37cm" svg:height="0.469cm" svg:x="7.794cm" svg:y="5.969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layer="layout" svg:width="0.476cm" svg:height="0.469cm" svg:x="7.666cm" svg:y="8.09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1" draw:text-style-name="P1" draw:layer="layout" svg:width="1.559cm" svg:height="0.798cm" svg:x="9.349cm" svg:y="6.206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2" draw:layer="layout" svg:width="5.675cm" svg:height="0.683cm" svg:x="7.752cm" svg:y="10.269cm">
          <draw:text-box>
            <text:p text:style-name="P1"><text:span text:style-name="T2">The sine relation gives us that</text:span></text:p>
          </draw:text-box>
        </draw:frame>
        <draw:custom-shape draw:style-name="gr2" draw:text-style-name="P1" draw:layer="layout" svg:width="0.856cm" svg:height="0.035cm" svg:x="11.754cm" svg:y="8.592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544cm" svg:height="1.544cm" svg:x="13.519cm" svg:y="7.956cm">
            <text:p/>
            <draw:enhanced-geometry draw:mirror-horizontal="true" draw:mirror-vertical="false" draw:glue-point-type="segments" draw:type="mso-spt100" draw:modifiers="0.590657214646782 -66.605063752063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2" draw:text-style-name="P1" draw:layer="layout" svg:width="0.388cm" svg:height="0.854cm" svg:x="13.982cm" svg:y="7.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  <draw:custom-shape draw:style-name="gr2" draw:text-style-name="P1" draw:layer="layout" svg:width="0.856cm" svg:height="0.035cm" svg:x="13.514cm" svg:y="8.719cm">
            <text:p/>
            <draw:enhanced-geometry svg:viewBox="0 0 21600 21600" draw:mirror-vertical="false" draw:mirror-horizontal="true" draw:type="rectangle" draw:enhanced-path="M 0 0 L 21600 0 21600 21600 0 21600 0 0 Z N"/>
          </draw:custom-shape>
        </draw:g>
        <draw:custom-shape draw:style-name="gr2" draw:text-style-name="P1" draw:layer="layout" svg:width="0.388cm" svg:height="0.854cm" svg:x="11.754cm" svg:y="7.77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308cm" svg:y1="4.269cm" svg:x2="14.282cm" svg:y2="8.7cm">
          <text:p/>
        </draw:line>
        <draw:line draw:style-name="gr8" draw:text-style-name="P1" draw:layer="layout" svg:x1="12.294cm" svg:y1="8.705cm" svg:x2="12.301cm" svg:y2="4.269cm">
          <text:p/>
        </draw:line>
        <draw:line draw:style-name="gr8" draw:text-style-name="P1" draw:layer="layout" svg:x1="12.281cm" svg:y1="8.718cm" svg:x2="14.283cm" svg:y2="8.71cm">
          <text:p/>
        </draw:line>
        <draw:line draw:style-name="gr3" draw:text-style-name="P1" draw:layer="layout" svg:x1="12.294cm" svg:y1="9.071cm" svg:x2="14.321cm" svg:y2="9.065cm">
          <text:p text:style-name="P1"/>
          <text:p text:style-name="P1"/>
        </draw:line>
        <draw:frame draw:style-name="gr7" draw:layer="layout" svg:width="0.637cm" svg:height="1.002cm" svg:x="12.876cm" svg:y="9.187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3" draw:text-style-name="P1" draw:layer="layout" svg:x1="12.582cm" svg:y1="4.195cm" svg:x2="14.524cm" svg:y2="8.617cm">
          <text:p text:style-name="P1"/>
          <text:p text:style-name="P1"/>
        </draw:line>
        <draw:frame draw:style-name="gr7" draw:layer="layout" svg:width="0.37cm" svg:height="0.469cm" svg:x="13.694cm" svg:y="6.069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layer="layout" svg:width="0.476cm" svg:height="0.469cm" svg:x="13.566cm" svg:y="8.195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line draw:style-name="gr3" draw:text-style-name="P1" draw:layer="layout" svg:x1="11.912cm" svg:y1="4.322cm" svg:x2="11.853cm" svg:y2="8.731cm">
          <text:p text:style-name="P1"/>
          <text:p text:style-name="P1"/>
        </draw:line>
        <draw:frame draw:style-name="gr7" draw:layer="layout" svg:width="0.426cm" svg:height="0.469cm" svg:x="11.431cm" svg:y="6.39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layer="layout" svg:width="5.269cm" svg:height="4.763cm" svg:x="8.014cm" svg:y="11.187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6" draw:text-style-name="P4" draw:layer="layout" svg:width="2.293cm" svg:height="0.645cm" svg:x="9.132cm" svg:y="28.056cm">
          <draw:text-box>
            <text:p><text:span text:style-name="T5">Page </text:span><text:span text:style-name="T5"><text:page-number>&lt;number&gt;</text:page-number></text:span><text:span text:style-name="T5"> of </text:span><text:span text:style-name="T5"><text:page-count>2</text:page-count></text:span></text:p>
          </draw:text-box>
        </draw:frame>
        <draw:frame draw:style-name="gr7" draw:layer="layout" svg:width="0.432cm" svg:height="0.482cm" svg:x="12.296cm" svg:y="5.23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3" draw:text-style-name="P1" draw:layer="layout" svg:width="0.193cm" svg:height="0.193cm" svg:x="12.293cm" svg:y="8.5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8-15T15:15:31</meta:creation-date>
    <dc:date>2012-08-17T16:59:03</dc:date>
    <meta:editing-duration>PT1H50M14S</meta:editing-duration>
    <meta:editing-cycles>25</meta:editing-cycles>
    <meta:generator>LibreOffice/3.3$Unix LibreOffice_project/330m19$Build-401</meta:generator>
    <meta:print-date>2012-08-15T17:01:21</meta:print-date>
    <meta:document-statistic meta:object-count="93"/>
  </office:meta>
</office:document-meta>
</file>

<file path=Object 1/content.xml><?xml version="1.0" encoding="utf-8"?>
<math xmlns="http://www.w3.org/1998/Math/MathML">
  <semantics>
    <mi>r</mi>
    <annotation encoding="StarMath 5.0">r</annotation>
  </semantics>
</math>
</file>

<file path=Object 10/content.xml><?xml version="1.0" encoding="utf-8"?>
<math xmlns="http://www.w3.org/1998/Math/MathML">
  <semantics>
    <mo stretchy="false">α</mo>
    <annotation encoding="StarMath 5.0">%alpha </annotation>
  </semantics>
</math>
</file>

<file path=Object 11/content.xml><?xml version="1.0" encoding="utf-8"?>
<math xmlns="http://www.w3.org/1998/Math/MathML">
  <semantics>
    <mrow>
      <mi>r</mi>
      <mo stretchy="false">=</mo>
      <msqrt>
        <mrow>
          <msup>
            <mi>h</mi>
            <mn>2</mn>
          </msup>
          <mo stretchy="false">+</mo>
          <msup>
            <mi mathvariant="italic">ccr</mi>
            <mn>2</mn>
          </msup>
        </mrow>
      </msqrt>
    </mrow>
    <annotation encoding="StarMath 5.0">r = sqrt { h^2 + ccr^2}</annotation>
  </semantics>
</math>
</file>

<file path=Object 12/content.xml><?xml version="1.0" encoding="utf-8"?>
<math xmlns="http://www.w3.org/1998/Math/MathML">
  <semantics>
    <mi>a</mi>
    <annotation encoding="StarMath 5.0">a</annotation>
  </semantics>
</math>
</file>

<file path=Object 13/content.xml><?xml version="1.0" encoding="utf-8"?>
<math xmlns="http://www.w3.org/1998/Math/MathML">
  <semantics>
    <mi>r</mi>
    <annotation encoding="StarMath 5.0">r</annotation>
  </semantics>
</math>
</file>

<file path=Object 14/content.xml><?xml version="1.0" encoding="utf-8"?>
<math xmlns="http://www.w3.org/1998/Math/MathML">
  <semantics>
    <mi>r</mi>
    <annotation encoding="StarMath 5.0">r</annotation>
  </semantics>
</math>
</file>

<file path=Object 15/content.xml><?xml version="1.0" encoding="utf-8"?>
<math xmlns="http://www.w3.org/1998/Math/MathML">
  <semantics>
    <mo stretchy="false">α</mo>
    <annotation encoding="StarMath 5.0">%alpha </annotation>
  </semantics>
</math>
</file>

<file path=Object 16/content.xml><?xml version="1.0" encoding="utf-8"?>
<math xmlns="http://www.w3.org/1998/Math/MathML">
  <semantics>
    <mfrac>
      <mi mathvariant="italic">bl</mi>
      <mn>2</mn>
    </mfrac>
    <annotation encoding="StarMath 5.0">bl over 2</annotation>
  </semantics>
</math>
</file>

<file path=Object 17/content.xml><?xml version="1.0" encoding="utf-8"?>
<math xmlns="http://www.w3.org/1998/Math/MathML">
  <semantics>
    <mo stretchy="false">α</mo>
    <annotation encoding="StarMath 5.0">%alpha </annotation>
  </semantics>
</math>
</file>

<file path=Object 18/content.xml><?xml version="1.0" encoding="utf-8"?>
<math xmlns="http://www.w3.org/1998/Math/MathML">
  <semantics>
    <mi mathvariant="italic">bl</mi>
    <annotation encoding="StarMath 5.0">bl</annotation>
  </semantics>
</math>
</file>

<file path=Object 19/content.xml><?xml version="1.0" encoding="utf-8"?>
<math xmlns="http://www.w3.org/1998/Math/MathML">
  <semantics>
    <mi>r</mi>
    <annotation encoding="StarMath 5.0">r</annotation>
  </semantics>
</math>
</file>

<file path=Object 2/content.xml><?xml version="1.0" encoding="utf-8"?>
<math xmlns="http://www.w3.org/1998/Math/MathML">
  <semantics>
    <mi>h</mi>
    <annotation encoding="StarMath 5.0">h</annotation>
  </semantics>
</math>
</file>

<file path=Object 20/content.xml><?xml version="1.0" encoding="utf-8"?>
<math xmlns="http://www.w3.org/1998/Math/MathML">
  <semantics>
    <mi>r</mi>
    <annotation encoding="StarMath 5.0">r</annotation>
  </semantics>
</math>
</file>

<file path=Object 21/content.xml><?xml version="1.0" encoding="utf-8"?>
<math xmlns="http://www.w3.org/1998/Math/MathML">
  <semantics>
    <mo stretchy="false">α</mo>
    <annotation encoding="StarMath 5.0">%alpha </annotation>
  </semantics>
</math>
</file>

<file path=Object 22/content.xml><?xml version="1.0" encoding="utf-8"?>
<math xmlns="http://www.w3.org/1998/Math/MathML">
  <semantics>
    <mtable>
      <mtr>
        <mtd>
          <mrow>
            <mi>sin</mi>
            <mrow>
              <mrow>
                <mo stretchy="false">(</mo>
                <mo stretchy="false">β</mo>
                <mo stretchy="false">)</mo>
              </mrow>
              <mo stretchy="false">=</mo>
              <mi>sin</mi>
            </mrow>
            <mrow>
              <mrow>
                <mrow>
                  <mo stretchy="false">(</mo>
                  <mrow>
                    <mfrac>
                      <mo stretchy="false">π</mo>
                      <mn>2</mn>
                    </mfrac>
                    <mo stretchy="false">−</mo>
                    <mo stretchy="false">α</mo>
                  </mrow>
                  <mo stretchy="false">)</mo>
                </mrow>
                <mo stretchy="false">=</mo>
                <mfrac>
                  <mfrac>
                    <mi mathvariant="italic">bl</mi>
                    <mn>2</mn>
                  </mfrac>
                  <mi>r</mi>
                </mfrac>
              </mrow>
              <mo stretchy="false">=</mo>
              <mfrac>
                <mi mathvariant="italic">bl</mi>
                <mrow>
                  <mn>2</mn>
                  <mi>r</mi>
                </mrow>
              </mfrac>
            </mrow>
          </mrow>
        </mtd>
      </mtr>
      <mtr>
        <mtd>
          <mo stretchy="false">→</mo>
        </mtd>
      </mtr>
      <mtr>
        <mtd>
          <mrow>
            <mrow>
              <mrow>
                <mfrac>
                  <mo stretchy="false">π</mo>
                  <mn>2</mn>
                </mfrac>
                <mo stretchy="false">−</mo>
                <mo stretchy="false">α</mo>
              </mrow>
              <mo stretchy="false">=</mo>
              <msup>
                <mi>sin</mi>
                <mrow>
                  <mo stretchy="false">−</mo>
                  <mn>1</mn>
                </mrow>
              </msup>
            </mrow>
            <mfenced open="(" close=")">
              <mfrac>
                <mi mathvariant="italic">bl</mi>
                <mrow>
                  <mn>2</mn>
                  <mi>r</mi>
                </mrow>
              </mfrac>
            </mfenced>
          </mrow>
        </mtd>
      </mtr>
      <mtr>
        <mtd>
          <mo stretchy="false">→</mo>
        </mtd>
      </mtr>
      <mtr>
        <mtd>
          <mrow>
            <mrow>
              <mo stretchy="false">α</mo>
              <mo stretchy="false">=</mo>
              <mrow>
                <mfrac>
                  <mo stretchy="false">π</mo>
                  <mn>2</mn>
                </mfrac>
                <mo stretchy="false">−</mo>
                <msup>
                  <mi>sin</mi>
                  <mrow>
                    <mo stretchy="false">−</mo>
                    <mn>1</mn>
                  </mrow>
                </msup>
              </mrow>
            </mrow>
            <mfenced open="(" close=")">
              <mfrac>
                <mi mathvariant="italic">bl</mi>
                <mrow>
                  <mn>2</mn>
                  <mi>r</mi>
                </mrow>
              </mfrac>
            </mfenced>
          </mrow>
        </mtd>
      </mtr>
    </mtable>
    <annotation encoding="StarMath 5.0">sin (%beta) = sin ( %pi over  2 - %alpha) =  {bl over 2} over r = bl over { 2 r }
newline
rightarrow
newline
%pi over 2 - %alpha = sin^{-1} left( bl over {2 r} right)
newline
rightarrow
newline
%alpha = %pi over 2 - sin^{-1} left( bl over {2 r} right)</annotation>
  </semantics>
</math>
</file>

<file path=Object 23/content.xml><?xml version="1.0" encoding="utf-8"?>
<math xmlns="http://www.w3.org/1998/Math/MathML">
  <semantics>
    <mi>r</mi>
    <annotation encoding="StarMath 5.0">r</annotation>
  </semantics>
</math>
</file>

<file path=Object 24/content.xml><?xml version="1.0" encoding="utf-8"?>
<math xmlns="http://www.w3.org/1998/Math/MathML">
  <semantics>
    <mo stretchy="false">α</mo>
    <annotation encoding="StarMath 5.0">%alpha </annotation>
  </semantics>
</math>
</file>

<file path=Object 3/content.xml><?xml version="1.0" encoding="utf-8"?>
<math xmlns="http://www.w3.org/1998/Math/MathML">
  <semantics>
    <mi mathvariant="italic">bcr</mi>
    <annotation encoding="StarMath 5.0">bcr</annotation>
  </semantics>
</math>
</file>

<file path=Object 4/content.xml><?xml version="1.0" encoding="utf-8"?>
<math xmlns="http://www.w3.org/1998/Math/MathML">
  <semantics>
    <mo stretchy="false">β</mo>
    <annotation encoding="StarMath 5.0">%beta</annotation>
  </semantics>
</math>
</file>

<file path=Object 6/content.xml><?xml version="1.0" encoding="utf-8"?>
<math xmlns="http://www.w3.org/1998/Math/MathML">
  <semantics>
    <mrow>
      <mi mathvariant="italic">bcr</mi>
      <mo stretchy="false">=</mo>
      <mfrac>
        <mi mathvariant="italic">bl</mi>
        <mrow>
          <mn>2</mn>
          <mi>sin</mi>
          <mfenced open="(" close=")">
            <mfrac>
              <mo stretchy="false">π</mo>
              <mi>n</mi>
            </mfrac>
          </mfenced>
        </mrow>
      </mfrac>
    </mrow>
    <annotation encoding="StarMath 5.0">bcr = bl over { 2 sin left ( {%pi } over n right )   }</annotation>
  </semantics>
</math>
</file>

<file path=Object 7/content.xml><?xml version="1.0" encoding="utf-8"?>
<math xmlns="http://www.w3.org/1998/Math/MathML">
  <semantics>
    <mi>h</mi>
    <annotation encoding="StarMath 5.0">h</annotation>
  </semantics>
</math>
</file>

<file path=Object 8/content.xml><?xml version="1.0" encoding="utf-8"?>
<math xmlns="http://www.w3.org/1998/Math/MathML">
  <semantics>
    <mi mathvariant="italic">bl</mi>
    <annotation encoding="StarMath 5.0">bl</annotation>
  </semantics>
</math>
</file>

<file path=Object 9/content.xml><?xml version="1.0" encoding="utf-8"?>
<math xmlns="http://www.w3.org/1998/Math/MathML">
  <semantics>
    <mi mathvariant="italic">bl</mi>
    <annotation encoding="StarMath 5.0">bl</annotation>
  </semantics>
</math>
</file>